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7a" officeooo:paragraph-rsid="0011b07a"/>
    </style:style>
    <style:style style:name="P2" style:family="paragraph" style:parent-style-name="Preformatted_20_Text">
      <style:text-properties officeooo:rsid="00136f74" officeooo:paragraph-rsid="00136f74"/>
    </style:style>
    <style:style style:name="P3" style:family="paragraph" style:parent-style-name="Preformatted_20_Text">
      <style:text-properties officeooo:rsid="00136f74" officeooo:paragraph-rsid="0014d8bb"/>
    </style:style>
    <style:style style:name="P4" style:family="paragraph" style:parent-style-name="Preformatted_20_Text">
      <style:text-properties officeooo:rsid="0014d8bb" officeooo:paragraph-rsid="0014d8bb"/>
    </style:style>
    <style:style style:name="P5" style:family="paragraph" style:parent-style-name="Preformatted_20_Text">
      <style:text-properties officeooo:rsid="0014d8bb" officeooo:paragraph-rsid="0017225b"/>
    </style:style>
    <style:style style:name="P6" style:family="paragraph" style:parent-style-name="Preformatted_20_Text">
      <style:text-properties officeooo:rsid="0017225b" officeooo:paragraph-rsid="0017225b"/>
    </style:style>
    <style:style style:name="P7" style:family="paragraph" style:parent-style-name="Preformatted_20_Text">
      <style:text-properties officeooo:rsid="0018eecc" officeooo:paragraph-rsid="0018eecc"/>
    </style:style>
    <style:style style:name="P8" style:family="paragraph" style:parent-style-name="Preformatted_20_Text">
      <style:text-properties officeooo:rsid="001a2ec6" officeooo:paragraph-rsid="001a2ec6"/>
    </style:style>
    <style:style style:name="P9" style:family="paragraph" style:parent-style-name="Preformatted_20_Text">
      <style:text-properties officeooo:rsid="0018eecc" officeooo:paragraph-rsid="0018eecc"/>
    </style:style>
    <style:style style:name="P10" style:family="paragraph" style:parent-style-name="Preformatted_20_Text">
      <style:text-properties officeooo:rsid="0018eecc" officeooo:paragraph-rsid="001bcd36"/>
    </style:style>
    <style:style style:name="P11" style:family="paragraph" style:parent-style-name="Preformatted_20_Text">
      <style:text-properties officeooo:rsid="00136f74" officeooo:paragraph-rsid="00136f74"/>
    </style:style>
    <style:style style:name="P12" style:family="paragraph" style:parent-style-name="Preformatted_20_Text">
      <style:text-properties officeooo:rsid="00136f74" officeooo:paragraph-rsid="0018eecc"/>
    </style:style>
    <style:style style:name="P13" style:family="paragraph" style:parent-style-name="Preformatted_20_Text">
      <style:text-properties officeooo:rsid="00136f74" officeooo:paragraph-rsid="0011b07a"/>
    </style:style>
    <style:style style:name="P14" style:family="paragraph" style:parent-style-name="Preformatted_20_Text">
      <style:text-properties officeooo:rsid="0011b07a" officeooo:paragraph-rsid="0011b07a"/>
    </style:style>
    <style:style style:name="P15" style:family="paragraph" style:parent-style-name="Preformatted_20_Text">
      <style:text-properties officeooo:rsid="001cb903" officeooo:paragraph-rsid="001cb903"/>
    </style:style>
    <style:style style:name="P16" style:family="paragraph" style:parent-style-name="Preformatted_20_Text">
      <style:text-properties officeooo:rsid="001fa3ed" officeooo:paragraph-rsid="001fa3ed"/>
    </style:style>
    <style:style style:name="T1" style:family="text">
      <style:text-properties officeooo:rsid="0014d8bb"/>
    </style:style>
    <style:style style:name="T2" style:family="text">
      <style:text-properties officeooo:rsid="0017225b"/>
    </style:style>
    <style:style style:name="T3" style:family="text">
      <style:text-properties officeooo:rsid="001a2ec6"/>
    </style:style>
    <style:style style:name="T4" style:family="text">
      <style:text-properties officeooo:rsid="001bcd36"/>
    </style:style>
    <style:style style:name="T5" style:family="text">
      <style:text-properties officeooo:rsid="001c1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intrag</text:p>
      <text:p text:style-name="P1">* id</text:p>
      <text:p text:style-name="P8">* random number</text:p>
      <text:p text:style-name="P1">* name</text:p>
      <text:p text:style-name="P1">* kategorie</text:p>
      <text:p text:style-name="P1">* tag</text:p>
      <text:p text:style-name="P8">* Betrag</text:p>
      <text:p text:style-name="P7">* notiz</text:p>
      <text:p text:style-name="P1">* wann wurden sie erstellt <text:span text:style-name="T5">(automatisch)</text:span></text:p>
      <text:p text:style-name="P13"/>
      <text:p text:style-name="P7">Daueraufträge:</text:p>
      <text:p text:style-name="P7">* i<text:span text:style-name="T3">d</text:span></text:p>
      <text:p text:style-name="P10">* name</text:p>
      <text:p text:style-name="P10"><text:span text:style-name="T3">* random number</text:span></text:p>
      <text:p text:style-name="P7">* kategorie</text:p>
      <text:p text:style-name="P7">* tag</text:p>
      <text:p text:style-name="P8">* Betrag</text:p>
      <text:p text:style-name="P7">* notiz</text:p>
      <text:p text:style-name="P7">* wiederholungsintervall</text:p>
      <text:p text:style-name="P7">* Wiederholungen</text:p>
      <text:p text:style-name="P7">* Starttermin</text:p>
      <text:p text:style-name="P7">* letzte mal ausgeführt</text:p>
      <text:p text:style-name="P12"/>
      <text:p text:style-name="P15">Kategorie:</text:p>
      <text:p text:style-name="P15">* id </text:p>
      <text:p text:style-name="P15">* random number</text:p>
      <text:p text:style-name="P15">* name</text:p>
      <text:p text:style-name="P2"/>
      <text:p text:style-name="P15">Tag:</text:p>
      <text:p text:style-name="P15">* id </text:p>
      <text:p text:style-name="P15">* random number</text:p>
      <text:p text:style-name="P15">* name</text:p>
      <text:p text:style-name="P2"/>
      <text:p text:style-name="P2"/>
      <text:p text:style-name="P6">Frage: </text:p>
      <text:p text:style-name="P6"/>
      <text:p text:style-name="P6"/>
      <text:p text:style-name="P6">Kann ich rückwirkend einen festen Termin machen?</text:p>
      <text:p text:style-name="P2"/>
      <text:p text:style-name="P2"/>
      <text:p text:style-name="P4">Wiederholungsintervall</text:p>
      <text:p text:style-name="P4">* täglich</text:p>
      <text:p text:style-name="P4">* wöchentlich</text:p>
      <text:p text:style-name="P4"><text:tab/>* <text:span text:style-name="T2">Abhängig von Jetzt! Oder Datum!</text:span></text:p>
      <text:p text:style-name="P5">* <text:span text:style-name="T2">Jede zweite Woche</text:span></text:p>
      <text:p text:style-name="P5"><text:tab/>* <text:span text:style-name="T2">Abhängig von Jetzt! Oder Datum!</text:span></text:p>
      <text:p text:style-name="P5">* <text:span text:style-name="T2">Jede Vierte Woche</text:span></text:p>
      <text:p text:style-name="P5"><text:tab/>* <text:span text:style-name="T2">Abhängig von Jetzt! Oder Datum!</text:span></text:p>
      <text:p text:style-name="P4">* monatlich</text:p>
      <text:p text:style-name="P4"><text:tab/>* <text:span text:style-name="T2">Monatsanfang </text:span></text:p>
      <text:p text:style-name="P4"><text:tab/>* <text:span text:style-name="T2">Mitte des Monats </text:span></text:p>
      <text:p text:style-name="P4"><text:tab/>* <text:span text:style-name="T2">Monatsende</text:span></text:p>
      <text:p text:style-name="P2">* <text:span text:style-name="T1">jährlich</text:span></text:p>
      <text:p text:style-name="P2"/>
      <text:p text:style-name="P2">Wiederholungen</text:p>
      <text:p text:style-name="P3">* <text:span text:style-name="T1">unendlich</text:span></text:p>
      <text:p text:style-name="P2">* <text:span text:style-name="T1">endlich</text:span></text:p>
      <text:p text:style-name="P2"><text:tab/>* Anzahl</text:p>
      <text:p text:style-name="P2"><text:tab/>* Enddatum (Alle Termine eingeschlossen)</text:p>
      <text:p text:style-name="P2"/>
      <text:p text:style-name="P4">Starttermin</text:p>
      <text:p text:style-name="P4">* Jetzt</text:p>
      <text:p text:style-name="P4">* Dat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3T15:50:04.781869123</dc:date>
    <dc:creator>johannes </dc:creator>
    <meta:generator>LibreOffice/4.2.6.3$Linux_X86_64 LibreOffice_project/420m0$Build-3</meta:generator>
    <meta:editing-duration>PT1H33M35S</meta:editing-duration>
    <meta:editing-cycles>9</meta:editing-cycles>
    <meta:document-statistic meta:table-count="0" meta:image-count="0" meta:object-count="0" meta:page-count="1" meta:paragraph-count="52" meta:word-count="132" meta:character-count="733" meta:non-whitespace-character-count="640"/>
  </office:meta>
</office:document-meta>
</file>